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1.564cm" loext:decorative="false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4cm" loext:decorative="false"/>
      <style:paragraph-properties style:writing-mode="lr-tb"/>
    </style:style>
    <style:style style:name="gr3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5cm" fo:min-width="5.844cm" loext:decorative="false"/>
      <style:paragraph-properties style:writing-mode="lr-tb"/>
    </style:style>
    <style:style style:name="gr4" style:family="graphic" style:parent-style-name="standard">
      <style:graphic-properties draw:stroke="solid" svg:stroke-color="#000000" draw:stroke-linejoin="round" svg:stroke-linecap="butt" draw:fill="none" draw:fill-color="#ffffff" draw:textarea-horizontal-align="left" draw:auto-grow-height="true" draw:auto-grow-width="true" fo:min-height="0.395cm" fo:min-width="5.4cm" loext:decorative="false"/>
      <style:paragraph-properties style:writing-mode="lr-tb"/>
    </style:style>
    <style:style style:name="gr5" style:family="graphic" style:parent-style-name="objectwithoutfill">
      <style:graphic-properties draw:textarea-vertical-align="middle" draw:auto-grow-height="false" fo:min-height="1.164cm" fo:min-width="0.914cm" style:writing-mode="lr-tb" loext:decorative="false"/>
      <style:paragraph-properties style:writing-mode="lr-tb"/>
    </style:style>
    <style:style style:name="gr6" style:family="graphic" style:parent-style-name="objectwithoutfill">
      <style:graphic-properties draw:marker-end="Arrowheads_20_1" draw:fill="none" draw:textarea-vertical-align="middle" loext:decorative="false"/>
    </style:style>
    <style:style style:name="gr7" style:family="graphic" style:parent-style-name="objectwithoutfill">
      <style:graphic-properties svg:stroke-width="0.053cm" draw:marker-start-width="0.279cm" draw:marker-end="Arrowheads_20_1" draw:marker-end-width="0.279cm" draw:fill="none" draw:textarea-vertical-align="middle" fo:padding-top="0.151cm" fo:padding-bottom="0.151cm" fo:padding-left="0.276cm" fo:padding-right="0.276cm" loext:decorative="fals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662cm" loext:decorative="false"/>
      <style:paragraph-properties style:writing-mode="lr-tb"/>
    </style:style>
    <style:style style:name="gr9" style:family="graphic" style:parent-style-name="standard">
      <style:graphic-properties draw:stroke="solid" svg:stroke-color="#000000" draw:stroke-linejoin="round" svg:stroke-linecap="butt" draw:fill="none" draw:fill-color="#ffffff" draw:textarea-horizontal-align="left" draw:auto-grow-height="true" draw:auto-grow-width="true" fo:min-height="0.395cm" fo:min-width="5.146cm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4.807cm" loext:decorative="false"/>
      <style:paragraph-properties style:writing-mode="lr-tb"/>
    </style:style>
    <style:style style:name="gr11" style:family="graphic" style:parent-style-name="objectwithoutfill">
      <style:graphic-properties draw:marker-start="" draw:marker-end="Arrowheads_20_2" draw:fill="none" draw:textarea-vertical-align="middle" loext:decorative="false"/>
    </style:style>
    <style:style style:name="gr12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.395cm" fo:min-width="4.765cm" loext:decorative="false"/>
      <style:paragraph-properties style:writing-mode="lr-tb"/>
    </style:style>
    <style:style style:name="gr13" style:family="graphic" style:parent-style-name="standard" style:list-style-name="L1">
      <style:graphic-properties draw:stroke="solid" svg:stroke-color="#000000" draw:stroke-linejoin="round" svg:stroke-linecap="butt" draw:fill="none" draw:fill-color="#ffffff" draw:textarea-horizontal-align="left" draw:auto-grow-height="true" draw:auto-grow-width="true" fo:min-height="0.395cm" fo:min-width="4.595cm" loext:decorative="false"/>
      <style:paragraph-properties style:writing-mode="lr-tb"/>
    </style:style>
    <style:style style:name="gr14" style:family="graphic" style:parent-style-name="standard">
      <style:graphic-properties draw:stroke="solid" svg:stroke-color="#000000" draw:stroke-linejoin="round" svg:stroke-linecap="butt" draw:fill="none" draw:fill-color="#ffffff" draw:textarea-horizontal-align="left" draw:auto-grow-height="true" draw:auto-grow-width="true" fo:min-height="0.395cm" fo:min-width="3.139cm" loext:decorative="false"/>
      <style:paragraph-properties style:writing-mode="lr-tb"/>
    </style:style>
    <style:style style:name="gr15" style:family="graphic" style:parent-style-name="standard" style:list-style-name="L1">
      <style:graphic-properties draw:stroke="solid" svg:stroke-color="#000000" draw:stroke-linejoin="round" svg:stroke-linecap="butt" draw:fill="none" draw:fill-color="#ffffff" draw:textarea-horizontal-align="left" draw:auto-grow-height="true" draw:auto-grow-width="true" fo:min-height="0.395cm" fo:min-width="4.595cm" loext:decorative="false"/>
      <style:paragraph-properties style:writing-mode="lr-tb"/>
    </style:style>
    <style:style style:name="gr16" style:family="graphic" style:parent-style-name="objectwithoutfill">
      <style:graphic-properties draw:marker-end="Arrowheads_20_3" draw:fill="none" draw:textarea-vertical-align="middle" loext:decorative="false"/>
    </style:style>
    <style:style style:name="P1" style:family="paragraph">
      <loext:graphic-properties draw:fill="none" draw:fill-color="#ffffff"/>
      <style:text-properties fo:font-size="10pt" style:font-size-asian="10pt" style:font-size-complex="10pt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 style:writing-mode="lr-tb"/>
      <style:text-properties fo:font-size="10pt" style:font-size-asian="10pt" style:font-size-complex="10pt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cm" fo:margin-bottom="0cm" fo:line-height="100%" fo:text-indent="0cm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Noto Sans Devanagari" style:font-size-complex="1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064cm" svg:height="0.645cm" svg:x="14.15cm" svg:y="2.75cm">
          <draw:text-box>
            <text:p><text:span text:style-name="T1">Account 2</text:span></text:p>
          </draw:text-box>
        </draw:frame>
        <draw:frame draw:style-name="gr2" draw:text-style-name="P1" draw:layer="layout" svg:width="1.34cm" svg:height="0.645cm" svg:x="10.548cm" svg:y="2.75cm">
          <draw:text-box>
            <text:p><text:span text:style-name="T1">Peter</text:span></text:p>
          </draw:text-box>
        </draw:frame>
        <draw:frame draw:style-name="gr3" draw:text-style-name="P1" draw:layer="layout" svg:width="6.344cm" svg:height="0.645cm" svg:x="8.048cm" svg:y="5.805cm">
          <draw:text-box>
            <text:p><text:span text:style-name="T1">Compute difference: $10 - $20 = -$10</text:span></text:p>
          </draw:text-box>
        </draw:frame>
        <draw:frame draw:style-name="gr4" draw:text-style-name="P1" draw:layer="layout" svg:width="5.9cm" svg:height="0.645cm" svg:x="8.249cm" svg:y="7.006cm">
          <draw:text-box>
            <text:p><text:span text:style-name="T1">set! account1 to $10 - (-$10) = $20</text:span></text:p>
          </draw:text-box>
        </draw:frame>
        <draw:custom-shape draw:style-name="gr5" draw:text-style-name="P3" draw:layer="layout" svg:width="2cm" svg:height="2cm" svg:x="14.251cm" svg:y="3.501cm">
          <text:p text:style-name="P2"><text:span text:style-name="T1">$2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4" draw:layer="layout" svg:width="2.999cm" svg:height="1.249cm" draw:transform="rotate (-3.14159265358979) translate (14.25cm 5.75cm)" svg:viewBox="0 0 3000 1250" svg:d="M0 1250c2750 0 3000-1250 3000-1250">
          <text:p/>
        </draw:path>
        <draw:line draw:style-name="gr6" draw:text-style-name="P4" draw:layer="layout" svg:x1="11.15cm" svg:y1="6.45cm" svg:x2="11.15cm" svg:y2="7.006cm">
          <text:p/>
        </draw:line>
        <draw:line draw:style-name="gr6" draw:text-style-name="P4" draw:layer="layout" svg:x1="11.15cm" svg:y1="7.651cm" svg:x2="11.15cm" svg:y2="11.05cm">
          <text:p/>
        </draw:line>
        <draw:line draw:style-name="gr7" draw:text-style-name="P4" draw:layer="layout" svg:x1="5.35cm" svg:y1="2.35cm" svg:x2="5.35cm" svg:y2="20.25cm">
          <text:p/>
        </draw:line>
        <draw:frame draw:style-name="gr8" draw:text-style-name="P1" draw:layer="layout" svg:width="1.162cm" svg:height="0.645cm" svg:x="4.85cm" svg:y="20.3cm">
          <draw:text-box>
            <text:p><text:span text:style-name="T1">time</text:span></text:p>
          </draw:text-box>
        </draw:frame>
        <draw:custom-shape draw:style-name="gr5" draw:text-style-name="P3" draw:layer="layout" svg:width="2cm" svg:height="2cm" svg:x="6.15cm" svg:y="8.65cm">
          <text:p text:style-name="P2"><text:span text:style-name="T1">$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" draw:text-style-name="P1" draw:layer="layout" svg:width="2.064cm" svg:height="0.645cm" svg:x="6.05cm" svg:y="2.75cm">
          <draw:text-box>
            <text:p><text:span text:style-name="T1">Account 1</text:span></text:p>
          </draw:text-box>
        </draw:frame>
        <draw:custom-shape draw:style-name="gr5" draw:text-style-name="P3" draw:layer="layout" svg:width="2cm" svg:height="2cm" svg:x="6.151cm" svg:y="3.501cm">
          <text:p text:style-name="P2"><text:span text:style-name="T1">$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4" draw:layer="layout" svg:width="2.999cm" svg:height="1.249cm" draw:transform="rotate (-3.14159265358979) translate (11.125cm 5.75cm)" svg:viewBox="0 0 3000 1250" svg:d="M3000 1250c-2750 0-3000-1250-3000-1250">
          <text:p/>
        </draw:path>
        <draw:frame draw:style-name="gr1" draw:text-style-name="P1" draw:layer="layout" svg:width="2.064cm" svg:height="0.645cm" svg:x="22.251cm" svg:y="2.751cm">
          <draw:text-box>
            <text:p><text:span text:style-name="T1">Account 3</text:span></text:p>
          </draw:text-box>
        </draw:frame>
        <draw:frame draw:style-name="gr2" draw:text-style-name="P1" draw:layer="layout" svg:width="1.34cm" svg:height="0.645cm" svg:x="18.649cm" svg:y="2.751cm">
          <draw:text-box>
            <text:p><text:span text:style-name="T1">Paul</text:span></text:p>
          </draw:text-box>
        </draw:frame>
        <draw:frame draw:style-name="gr3" draw:text-style-name="P1" draw:layer="layout" svg:width="6.344cm" svg:height="0.645cm" svg:x="16.049cm" svg:y="6.606cm">
          <draw:text-box>
            <text:p><text:span text:style-name="T1">Compute difference: $20 - $30 = -$10</text:span></text:p>
          </draw:text-box>
        </draw:frame>
        <draw:frame draw:style-name="gr9" draw:text-style-name="P1" draw:layer="layout" svg:width="5.646cm" svg:height="0.645cm" svg:x="16.501cm" svg:y="17.351cm">
          <draw:text-box>
            <text:p><text:span text:style-name="T1">set! account 3 to $30 - $10 = $20</text:span></text:p>
          </draw:text-box>
        </draw:frame>
        <draw:custom-shape draw:style-name="gr5" draw:text-style-name="P3" draw:layer="layout" svg:width="2cm" svg:height="2cm" svg:x="22.352cm" svg:y="3.502cm">
          <text:p text:style-name="P2"><text:span text:style-name="T1">$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9.351cm" svg:y1="7.251cm" svg:x2="19.351cm" svg:y2="11.05cm">
          <text:p/>
        </draw:line>
        <draw:line draw:style-name="gr6" draw:text-style-name="P4" draw:layer="layout" svg:x1="19.351cm" svg:y1="14.752cm" svg:x2="19.351cm" svg:y2="17.351cm">
          <text:p/>
        </draw:line>
        <draw:frame draw:style-name="gr10" draw:text-style-name="P1" draw:layer="layout" svg:width="5.307cm" svg:height="0.645cm" svg:x="8.693cm" svg:y="3.3cm">
          <draw:text-box>
            <text:p><text:span text:style-name="T1">(exchange account1 account2)</text:span></text:p>
          </draw:text-box>
        </draw:frame>
        <draw:frame draw:style-name="gr10" draw:text-style-name="P1" draw:layer="layout" svg:width="5.307cm" svg:height="0.645cm" svg:x="16.693cm" svg:y="3.3cm">
          <draw:text-box>
            <text:p><text:span text:style-name="T1">(exchange account2 account3)</text:span></text:p>
          </draw:text-box>
        </draw:frame>
        <draw:path draw:style-name="gr11" draw:text-style-name="P4" draw:layer="layout" svg:width="3.399cm" svg:height="0.718cm" draw:transform="rotate (-2.51275052409624) translate (11.3728116055929cm 8.23230993227928cm)" svg:viewBox="0 0 3400 719" svg:d="M0 719c1176-1618 3400 0 3400 0">
          <text:p/>
        </draw:path>
        <draw:custom-shape draw:style-name="gr5" draw:text-style-name="P3" draw:layer="layout" svg:width="2cm" svg:height="2cm" svg:x="14.25cm" svg:y="15.95cm">
          <text:p text:style-name="P2"><text:span text:style-name="T1">$3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2cm" svg:height="2cm" svg:x="22.35cm" svg:y="18.346cm">
          <text:p text:style-name="P2"><text:span text:style-name="T1">$2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4" draw:layer="layout" svg:width="1.249cm" svg:height="2.999cm" draw:transform="rotate (-1.5707963267949) translate (22.35cm 17.996cm)" svg:viewBox="0 0 1250 3000" svg:d="M0 3000c1250 0 1250-3000 1250-3000">
          <text:p/>
        </draw:path>
        <draw:frame draw:style-name="gr12" draw:text-style-name="P1" draw:layer="layout" svg:width="5.265cm" svg:height="0.645cm" svg:x="8.629cm" svg:y="11.038cm">
          <draw:text-box>
            <text:p><text:span text:style-name="T1">Access account2 balance: $20</text:span></text:p>
          </draw:text-box>
        </draw:frame>
        <draw:frame draw:style-name="gr13" draw:text-style-name="P6" draw:layer="layout" svg:width="5.095cm" svg:height="0.645cm" svg:x="8.63cm" svg:y="12.239cm">
          <draw:text-box>
            <text:p text:style-name="P5"><text:span text:style-name="T2">new value: </text:span><text:span text:style-name="T1">$20 - $10 = $10</text:span></text:p>
          </draw:text-box>
        </draw:frame>
        <draw:frame draw:style-name="gr14" draw:text-style-name="P1" draw:layer="layout" svg:width="3.639cm" svg:height="0.645cm" svg:x="9.381cm" svg:y="13.483cm">
          <draw:text-box>
            <text:p><text:span text:style-name="T1">set! balance to $10</text:span></text:p>
          </draw:text-box>
        </draw:frame>
        <draw:line draw:style-name="gr6" draw:text-style-name="P4" draw:layer="layout" svg:x1="11.131cm" svg:y1="11.683cm" svg:x2="11.131cm" svg:y2="12.239cm">
          <text:p/>
        </draw:line>
        <draw:line draw:style-name="gr6" draw:text-style-name="P4" draw:layer="layout" svg:x1="11.131cm" svg:y1="12.884cm" svg:x2="11.131cm" svg:y2="13.483cm">
          <text:p/>
        </draw:line>
        <draw:frame draw:style-name="gr12" draw:text-style-name="P1" draw:layer="layout" svg:width="5.265cm" svg:height="0.645cm" svg:x="16.649cm" svg:y="11.05cm">
          <draw:text-box>
            <text:p><text:span text:style-name="T1">Access account2 balance: $20</text:span></text:p>
          </draw:text-box>
        </draw:frame>
        <draw:frame draw:style-name="gr15" draw:text-style-name="P6" draw:layer="layout" svg:width="5.095cm" svg:height="0.645cm" svg:x="16.85cm" svg:y="12.851cm">
          <draw:text-box>
            <text:p text:style-name="P5"><text:span text:style-name="T2">new value: </text:span><text:span text:style-name="T1">$20 - (-$10) = $30</text:span></text:p>
          </draw:text-box>
        </draw:frame>
        <draw:frame draw:style-name="gr14" draw:text-style-name="P1" draw:layer="layout" svg:width="3.639cm" svg:height="0.645cm" svg:x="17.601cm" svg:y="14.095cm">
          <draw:text-box>
            <text:p><text:span text:style-name="T1">set! balance to $30</text:span></text:p>
          </draw:text-box>
        </draw:frame>
        <draw:line draw:style-name="gr6" draw:text-style-name="P4" draw:layer="layout" svg:x1="19.351cm" svg:y1="11.695cm" svg:x2="19.351cm" svg:y2="12.851cm">
          <text:p/>
        </draw:line>
        <draw:line draw:style-name="gr6" draw:text-style-name="P4" draw:layer="layout" svg:x1="19.351cm" svg:y1="13.496cm" svg:x2="19.351cm" svg:y2="14.095cm">
          <text:p/>
        </draw:line>
        <draw:custom-shape draw:style-name="gr5" draw:text-style-name="P3" draw:layer="layout" svg:width="2cm" svg:height="2cm" svg:x="14.251cm" svg:y="13.751cm">
          <text:p text:style-name="P2"><text:span text:style-name="T1">$10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16" draw:text-style-name="P4" draw:layer="layout" svg:width="0.749cm" svg:height="2.848cm" draw:transform="rotate (-1.5707963267949) translate (14.25cm 14.128cm)" svg:viewBox="0 0 750 2849" svg:d="M0 2849c750 0 750-2849 750-2849">
          <text:p/>
        </draw:path>
        <draw:path draw:style-name="gr16" draw:text-style-name="P4" draw:layer="layout" svg:width="2.007cm" svg:height="2.999cm" draw:transform="rotate (-1.5707963267949) translate (19.25cm 14.75cm)" svg:viewBox="0 0 2008 3000" svg:d="M0 0c2250 0 2000 3000 2000 3000">
          <text:p/>
        </draw:path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13" svg:d="M0 13l10-13 10 13z"/>
    <draw:marker draw:name="Arrowheads_20_2" draw:display-name="Arrowheads 2" svg:viewBox="0 0 20 13" svg:d="M0 13l10-13 10 13z"/>
    <draw:marker draw:name="Arrowheads_20_3" draw:display-name="Arrowheads 3" svg:viewBox="0 0 20 13" svg:d="M0 13l10-13 10 13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_20_Dot_20_4"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9T13:22:51.849330755</meta:creation-date>
    <dc:date>2025-08-04T22:52:45.762163228</dc:date>
    <meta:editing-duration>PT26M6S</meta:editing-duration>
    <meta:editing-cycles>6</meta:editing-cycles>
    <meta:generator>LibreOffice/24.2.7.2$Linux_X86_64 LibreOffice_project/420$Build-2</meta:generator>
    <meta:document-statistic meta:object-count="40"/>
  </office:meta>
</office:document-meta>
</file>